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4000000AD6B97878F.png" manifest:media-type="image/png"/>
  <manifest:file-entry manifest:full-path="Pictures/100000010000064000000640F80BABBC.png" manifest:media-type="image/png"/>
  <manifest:file-entry manifest:full-path="Pictures/10000001000003330000009F90A31600.png" manifest:media-type="image/png"/>
  <manifest:file-entry manifest:full-path="Pictures/10000BD5000054A50000106E43DF2618.svg" manifest:media-type="image/svg+xml"/>
  <manifest:file-entry manifest:full-path="Pictures/1000000100000200000000506FFC96AD.png" manifest:media-type="image/png"/>
  <manifest:file-entry manifest:full-path="Pictures/1000000100000FA000000960A23C4AB2.png" manifest:media-type="image/png"/>
  <manifest:file-entry manifest:full-path="Pictures/100000010000019000000077EE302F53.png" manifest:media-type="image/png"/>
  <manifest:file-entry manifest:full-path="Pictures/10000001000006A600000383EF7EB5D3.png" manifest:media-type="image/png"/>
  <manifest:file-entry manifest:full-path="Pictures/10000001000002F400000156890CDB37.png" manifest:media-type="image/png"/>
  <manifest:file-entry manifest:full-path="Pictures/100000010000030000000083128AC2BC.png" manifest:media-type="image/png"/>
  <manifest:file-entry manifest:full-path="Pictures/10000001000001060000002E5E5D5C48.png" manifest:media-type="image/png"/>
  <manifest:file-entry manifest:full-path="Pictures/10000001000007090000024BA650AA0F.png" manifest:media-type="image/png"/>
  <manifest:file-entry manifest:full-path="Pictures/10000EF300001B14000004C111B3422F.svg" manifest:media-type="image/svg+xml"/>
  <manifest:file-entry manifest:full-path="Pictures/10000001000000D8000000D8D66D81D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593cm" fo:min-width="15.37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10.612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5.85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3.31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77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627cm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385cm" fo:min-width="3.31cm" loext:decorative="false"/>
    </style:style>
    <style:style style:name="gr9" style:family="graphic" style:parent-style-name="standard">
      <style:graphic-properties draw:fill-color="#ff8000" draw:textarea-horizontal-align="justify" draw:textarea-vertical-align="middle" draw:auto-grow-height="false" fo:min-height="0.385cm" fo:min-width="0.77cm" loext:decorative="false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385cm" fo:min-width="7.437cm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9.843cm" svg:x="2.905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112cm" svg:height="0.635cm" svg:x="3.54cm" svg:y="7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35cm" svg:x="3.54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0.635cm" svg:x="5.445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635cm" svg:x="5.445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27cm" svg:height="0.635cm" svg:x="9.255cm" svg:y="13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635cm" svg:x="6.715cm" svg:y="11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635cm" svg:x="7.985cm" svg:y="12.4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54cm" svg:y1="6.08cm" svg:x2="3.54cm" svg:y2="7.032cm">
          <text:p/>
        </draw:line>
        <draw:line draw:style-name="gr7" draw:text-style-name="P3" draw:layer="layout" svg:x1="4.81cm" svg:y1="6.08cm" svg:x2="4.81cm" svg:y2="7.032cm">
          <text:p/>
        </draw:line>
        <draw:line draw:style-name="gr7" draw:text-style-name="P3" draw:layer="layout" svg:x1="6.08cm" svg:y1="6.08cm" svg:x2="6.08cm" svg:y2="7.032cm">
          <text:p/>
        </draw:line>
        <draw:line draw:style-name="gr7" draw:text-style-name="P3" draw:layer="layout" svg:x1="7.35cm" svg:y1="6.08cm" svg:x2="7.35cm" svg:y2="7.032cm">
          <text:p/>
        </draw:line>
        <draw:line draw:style-name="gr7" draw:text-style-name="P3" draw:layer="layout" svg:x1="8.62cm" svg:y1="6.08cm" svg:x2="8.62cm" svg:y2="7.032cm">
          <text:p/>
        </draw:line>
        <draw:line draw:style-name="gr7" draw:text-style-name="P3" draw:layer="layout" svg:x1="9.89cm" svg:y1="6.08cm" svg:x2="9.89cm" svg:y2="7.032cm">
          <text:p/>
        </draw:line>
        <draw:line draw:style-name="gr7" draw:text-style-name="P3" draw:layer="layout" svg:x1="3.54cm" svg:y1="6.08cm" svg:x2="3.54cm" svg:y2="7.032cm">
          <text:p/>
        </draw:line>
        <draw:line draw:style-name="gr7" draw:text-style-name="P3" draw:layer="layout" svg:x1="4.81cm" svg:y1="6.08cm" svg:x2="4.81cm" svg:y2="7.032cm">
          <text:p/>
        </draw:line>
        <draw:line draw:style-name="gr7" draw:text-style-name="P3" draw:layer="layout" svg:x1="6.08cm" svg:y1="6.08cm" svg:x2="6.08cm" svg:y2="7.032cm">
          <text:p/>
        </draw:line>
        <draw:line draw:style-name="gr7" draw:text-style-name="P3" draw:layer="layout" svg:x1="7.35cm" svg:y1="6.08cm" svg:x2="7.35cm" svg:y2="7.032cm">
          <text:p/>
        </draw:line>
        <draw:line draw:style-name="gr7" draw:text-style-name="P3" draw:layer="layout" svg:x1="8.62cm" svg:y1="6.08cm" svg:x2="8.62cm" svg:y2="7.032cm">
          <text:p/>
        </draw:line>
        <draw:line draw:style-name="gr7" draw:text-style-name="P3" draw:layer="layout" svg:x1="9.89cm" svg:y1="6.08cm" svg:x2="9.89cm" svg:y2="7.032cm">
          <text:p/>
        </draw:line>
        <draw:line draw:style-name="gr7" draw:text-style-name="P3" draw:layer="layout" svg:x1="11.16cm" svg:y1="6.08cm" svg:x2="11.16cm" svg:y2="7.032cm">
          <text:p/>
        </draw:line>
        <draw:line draw:style-name="gr7" draw:text-style-name="P3" draw:layer="layout" svg:x1="12.43cm" svg:y1="6.08cm" svg:x2="12.43cm" svg:y2="7.032cm">
          <text:p/>
        </draw:line>
        <draw:line draw:style-name="gr7" draw:text-style-name="P3" draw:layer="layout" svg:x1="13.7cm" svg:y1="6.08cm" svg:x2="13.7cm" svg:y2="7.032cm">
          <text:p/>
        </draw:line>
        <draw:line draw:style-name="gr7" draw:text-style-name="P3" draw:layer="layout" svg:x1="14.97cm" svg:y1="6.08cm" svg:x2="14.97cm" svg:y2="7.032cm">
          <text:p/>
        </draw:line>
        <draw:line draw:style-name="gr7" draw:text-style-name="P3" draw:layer="layout" svg:x1="16.24cm" svg:y1="6.08cm" svg:x2="16.24cm" svg:y2="7.032cm">
          <text:p/>
        </draw:line>
        <draw:line draw:style-name="gr7" draw:text-style-name="P3" draw:layer="layout" svg:x1="17.51cm" svg:y1="6.08cm" svg:x2="17.51cm" svg:y2="7.032cm">
          <text:p/>
        </draw:line>
        <draw:line draw:style-name="gr7" draw:text-style-name="P3" draw:layer="layout" svg:x1="11.16cm" svg:y1="6.08cm" svg:x2="11.16cm" svg:y2="7.032cm">
          <text:p/>
        </draw:line>
        <draw:line draw:style-name="gr7" draw:text-style-name="P3" draw:layer="layout" svg:x1="12.43cm" svg:y1="6.08cm" svg:x2="12.43cm" svg:y2="7.032cm">
          <text:p/>
        </draw:line>
        <draw:line draw:style-name="gr7" draw:text-style-name="P3" draw:layer="layout" svg:x1="13.7cm" svg:y1="6.08cm" svg:x2="13.7cm" svg:y2="7.032cm">
          <text:p/>
        </draw:line>
        <draw:line draw:style-name="gr7" draw:text-style-name="P3" draw:layer="layout" svg:x1="14.97cm" svg:y1="6.08cm" svg:x2="14.97cm" svg:y2="7.032cm">
          <text:p/>
        </draw:line>
        <draw:line draw:style-name="gr7" draw:text-style-name="P3" draw:layer="layout" svg:x1="16.24cm" svg:y1="6.08cm" svg:x2="16.24cm" svg:y2="7.032cm">
          <text:p/>
        </draw:line>
        <draw:line draw:style-name="gr7" draw:text-style-name="P3" draw:layer="layout" svg:x1="17.51cm" svg:y1="6.08cm" svg:x2="17.51cm" svg:y2="7.032cm">
          <text:p/>
        </draw:line>
        <draw:custom-shape draw:style-name="gr1" draw:text-style-name="P1" draw:layer="layout" svg:width="15.875cm" svg:height="9.843cm" svg:x="2.905cm" svg:y="16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112cm" svg:height="0.635cm" svg:x="3.54cm" svg:y="18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35cm" svg:x="3.54cm" svg:y="19.0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1cm" svg:height="0.635cm" svg:x="5.445cm" svg:y="20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7cm" svg:height="0.635cm" svg:x="5.445cm" svg:y="21.0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27cm" svg:height="0.635cm" svg:x="9.255cm" svg:y="23.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7cm" svg:height="0.635cm" svg:x="6.715cm" svg:y="21.9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7cm" svg:height="0.635cm" svg:x="7.985cm" svg:y="22.9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937cm" svg:height="0.635cm" svg:x="10.208cm" svg:y="24.81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54cm" svg:y1="16.558cm" svg:x2="3.54cm" svg:y2="17.51cm">
          <text:p/>
        </draw:line>
        <draw:line draw:style-name="gr7" draw:text-style-name="P3" draw:layer="layout" svg:x1="4.81cm" svg:y1="16.558cm" svg:x2="4.81cm" svg:y2="17.51cm">
          <text:p/>
        </draw:line>
        <draw:line draw:style-name="gr7" draw:text-style-name="P3" draw:layer="layout" svg:x1="6.08cm" svg:y1="16.558cm" svg:x2="6.08cm" svg:y2="17.51cm">
          <text:p/>
        </draw:line>
        <draw:line draw:style-name="gr7" draw:text-style-name="P3" draw:layer="layout" svg:x1="7.35cm" svg:y1="16.558cm" svg:x2="7.35cm" svg:y2="17.51cm">
          <text:p/>
        </draw:line>
        <draw:line draw:style-name="gr7" draw:text-style-name="P3" draw:layer="layout" svg:x1="8.62cm" svg:y1="16.558cm" svg:x2="8.62cm" svg:y2="17.51cm">
          <text:p/>
        </draw:line>
        <draw:line draw:style-name="gr7" draw:text-style-name="P3" draw:layer="layout" svg:x1="9.89cm" svg:y1="16.558cm" svg:x2="9.89cm" svg:y2="17.51cm">
          <text:p/>
        </draw:line>
        <draw:line draw:style-name="gr7" draw:text-style-name="P3" draw:layer="layout" svg:x1="3.54cm" svg:y1="16.558cm" svg:x2="3.54cm" svg:y2="17.51cm">
          <text:p/>
        </draw:line>
        <draw:line draw:style-name="gr7" draw:text-style-name="P3" draw:layer="layout" svg:x1="4.81cm" svg:y1="16.558cm" svg:x2="4.81cm" svg:y2="17.51cm">
          <text:p/>
        </draw:line>
        <draw:line draw:style-name="gr7" draw:text-style-name="P3" draw:layer="layout" svg:x1="6.08cm" svg:y1="16.558cm" svg:x2="6.08cm" svg:y2="17.51cm">
          <text:p/>
        </draw:line>
        <draw:line draw:style-name="gr7" draw:text-style-name="P3" draw:layer="layout" svg:x1="7.35cm" svg:y1="16.558cm" svg:x2="7.35cm" svg:y2="17.51cm">
          <text:p/>
        </draw:line>
        <draw:line draw:style-name="gr7" draw:text-style-name="P3" draw:layer="layout" svg:x1="8.62cm" svg:y1="16.558cm" svg:x2="8.62cm" svg:y2="17.51cm">
          <text:p/>
        </draw:line>
        <draw:line draw:style-name="gr7" draw:text-style-name="P3" draw:layer="layout" svg:x1="9.89cm" svg:y1="16.558cm" svg:x2="9.89cm" svg:y2="17.51cm">
          <text:p/>
        </draw:line>
        <draw:line draw:style-name="gr7" draw:text-style-name="P3" draw:layer="layout" svg:x1="11.16cm" svg:y1="16.558cm" svg:x2="11.16cm" svg:y2="17.51cm">
          <text:p/>
        </draw:line>
        <draw:line draw:style-name="gr7" draw:text-style-name="P3" draw:layer="layout" svg:x1="12.43cm" svg:y1="16.558cm" svg:x2="12.43cm" svg:y2="17.51cm">
          <text:p/>
        </draw:line>
        <draw:line draw:style-name="gr7" draw:text-style-name="P3" draw:layer="layout" svg:x1="13.7cm" svg:y1="16.558cm" svg:x2="13.7cm" svg:y2="17.51cm">
          <text:p/>
        </draw:line>
        <draw:line draw:style-name="gr7" draw:text-style-name="P3" draw:layer="layout" svg:x1="14.97cm" svg:y1="16.558cm" svg:x2="14.97cm" svg:y2="17.51cm">
          <text:p/>
        </draw:line>
        <draw:line draw:style-name="gr7" draw:text-style-name="P3" draw:layer="layout" svg:x1="16.24cm" svg:y1="16.558cm" svg:x2="16.24cm" svg:y2="17.51cm">
          <text:p/>
        </draw:line>
        <draw:line draw:style-name="gr7" draw:text-style-name="P3" draw:layer="layout" svg:x1="17.51cm" svg:y1="16.558cm" svg:x2="17.51cm" svg:y2="17.51cm">
          <text:p/>
        </draw:line>
        <draw:line draw:style-name="gr7" draw:text-style-name="P3" draw:layer="layout" svg:x1="11.16cm" svg:y1="16.558cm" svg:x2="11.16cm" svg:y2="17.51cm">
          <text:p/>
        </draw:line>
        <draw:line draw:style-name="gr7" draw:text-style-name="P3" draw:layer="layout" svg:x1="12.43cm" svg:y1="16.558cm" svg:x2="12.43cm" svg:y2="17.51cm">
          <text:p/>
        </draw:line>
        <draw:line draw:style-name="gr7" draw:text-style-name="P3" draw:layer="layout" svg:x1="13.7cm" svg:y1="16.558cm" svg:x2="13.7cm" svg:y2="17.51cm">
          <text:p/>
        </draw:line>
        <draw:line draw:style-name="gr7" draw:text-style-name="P3" draw:layer="layout" svg:x1="14.97cm" svg:y1="16.558cm" svg:x2="14.97cm" svg:y2="17.51cm">
          <text:p/>
        </draw:line>
        <draw:line draw:style-name="gr7" draw:text-style-name="P3" draw:layer="layout" svg:x1="16.24cm" svg:y1="16.558cm" svg:x2="16.24cm" svg:y2="17.51cm">
          <text:p/>
        </draw:line>
        <draw:line draw:style-name="gr7" draw:text-style-name="P3" draw:layer="layout" svg:x1="17.51cm" svg:y1="16.558cm" svg:x2="17.51cm" svg:y2="17.51cm">
          <text:p/>
        </draw:line>
      </draw:page>
      <draw:page draw:name="page2" draw:style-name="dp1" draw:master-page-name="Default">
        <draw:frame draw:style-name="gr11" draw:text-style-name="P2" draw:layer="layout" svg:width="5.953cm" svg:height="1.28cm" svg:x="1.534cm" svg:y="1.92cm">
          <draw:image xlink:href="Pictures/1000000100000324000000AD6B97878F.png" xlink:type="simple" xlink:show="embed" xlink:actuate="onLoad" draw:mime-type="image/png">
            <text:p/>
          </draw:image>
        </draw:frame>
        <draw:frame draw:style-name="gr11" draw:text-style-name="P2" draw:layer="layout" svg:width="2.64cm" svg:height="2.64cm" svg:x="1.322cm" svg:y="5.027cm">
          <draw:image xlink:href="Pictures/100000010000064000000640F80BABBC.png" xlink:type="simple" xlink:show="embed" xlink:actuate="onLoad" draw:mime-type="image/png">
            <text:p/>
          </draw:image>
        </draw:frame>
        <draw:frame draw:style-name="gr11" draw:text-style-name="P2" draw:layer="layout" svg:width="4.185cm" svg:height="0.812cm" svg:x="4.404cm" svg:y="5.977cm">
          <draw:image xlink:href="Pictures/10000BD5000054A50000106E43DF2618.svg" xlink:type="simple" xlink:show="embed" xlink:actuate="onLoad" draw:mime-type="image/svg+xml">
            <text:p/>
          </draw:image>
          <draw:image xlink:href="Pictures/10000001000003330000009F90A31600.png" xlink:type="simple" xlink:show="embed" xlink:actuate="onLoad" draw:mime-type="image/png"/>
        </draw:frame>
        <draw:frame draw:style-name="gr11" draw:text-style-name="P2" draw:layer="layout" svg:width="3.818cm" svg:height="1.136cm" svg:x="2.128cm" svg:y="3.485cm">
          <draw:image xlink:href="Pictures/100000010000019000000077EE302F53.png" xlink:type="simple" xlink:show="embed" xlink:actuate="onLoad" draw:mime-type="image/png">
            <text:p/>
          </draw:image>
        </draw:frame>
        <draw:frame draw:style-name="gr11" draw:text-style-name="P2" draw:layer="layout" svg:width="3.671cm" svg:height="0.573cm" svg:x="9.911cm" svg:y="2.383cm">
          <draw:image xlink:href="Pictures/1000000100000200000000506FFC96AD.png" xlink:type="simple" xlink:show="embed" xlink:actuate="onLoad" draw:mime-type="image/png">
            <text:p/>
          </draw:image>
        </draw:frame>
        <draw:frame draw:style-name="gr11" draw:text-style-name="P2" draw:layer="layout" svg:width="1.738cm" svg:height="1.043cm" svg:x="10.596cm" svg:y="3.543cm">
          <draw:image xlink:href="Pictures/1000000100000FA000000960A23C4AB2.png" xlink:type="simple" xlink:show="embed" xlink:actuate="onLoad" draw:mime-type="image/png">
            <text:p/>
          </draw:image>
        </draw:frame>
        <draw:frame draw:style-name="gr11" draw:text-style-name="P2" draw:layer="layout" svg:width="5.532cm" svg:height="2.921cm" svg:x="9.006cm" svg:y="3.868cm">
          <draw:image xlink:href="Pictures/10000001000006A600000383EF7EB5D3.png" xlink:type="simple" xlink:show="embed" xlink:actuate="onLoad" draw:mime-type="image/png">
            <text:p/>
          </draw:image>
        </draw:frame>
        <draw:frame draw:style-name="gr11" draw:text-style-name="P2" draw:layer="layout" svg:width="4.186cm" svg:height="1.364cm" svg:x="14.538cm" svg:y="1.977cm">
          <draw:image xlink:href="Pictures/10000001000007090000024BA650AA0F.png" xlink:type="simple" xlink:show="embed" xlink:actuate="onLoad" draw:mime-type="image/png">
            <text:p/>
          </draw:image>
        </draw:frame>
        <draw:frame draw:style-name="gr11" draw:text-style-name="P2" draw:layer="layout" svg:width="3.966cm" svg:height="1.794cm" svg:x="15.419cm" svg:y="3.013cm">
          <draw:image xlink:href="Pictures/10000001000002F400000156890CDB37.png" xlink:type="simple" xlink:show="embed" xlink:actuate="onLoad" draw:mime-type="image/png">
            <text:p/>
          </draw:image>
        </draw:frame>
        <draw:frame draw:style-name="gr11" draw:text-style-name="P2" draw:layer="layout" svg:width="4.81cm" svg:height="0.844cm" svg:x="14.97cm" svg:y="6.08cm">
          <draw:image xlink:href="Pictures/10000EF300001B14000004C111B3422F.svg" xlink:type="simple" xlink:show="embed" xlink:actuate="onLoad" draw:mime-type="image/svg+xml">
            <text:p/>
          </draw:image>
          <draw:image xlink:href="Pictures/10000001000001060000002E5E5D5C48.png" xlink:type="simple" xlink:show="embed" xlink:actuate="onLoad" draw:mime-type="image/png"/>
        </draw:frame>
        <draw:frame draw:style-name="gr11" draw:text-style-name="P2" draw:layer="layout" svg:width="2.54cm" svg:height="2.54cm" svg:x="5.762cm" svg:y="3.222cm">
          <draw:image xlink:href="Pictures/10000001000000D8000000D8D66D81D0.png" xlink:type="simple" xlink:show="embed" xlink:actuate="onLoad" draw:mime-type="image/png">
            <text:p/>
          </draw:image>
        </draw:frame>
        <draw:frame draw:style-name="gr11" draw:text-style-name="P2" draw:layer="layout" svg:width="5.588cm" svg:height="0.953cm" svg:x="14.652cm" svg:y="4.809cm">
          <draw:image xlink:href="Pictures/100000010000030000000083128AC2B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20:22:36.672751688</meta:creation-date>
    <dc:date>2024-09-03T23:19:05.831150640</dc:date>
    <meta:editing-duration>PT15H11M3S</meta:editing-duration>
    <meta:editing-cycles>3</meta:editing-cycles>
    <meta:generator>LibreOffice/24.8.0.3$Linux_X86_64 LibreOffice_project/480$Build-3</meta:generator>
    <meta:document-statistic meta:object-count="77"/>
  </office:meta>
</office:document-meta>
</file>